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Lab2 Placeholder</text:p>
      <text:p text:style-name="Normal">So far, I have taken a screenshot of my Lab folder<text:s/>and saved it into the Pictures directory.<text:s/></text:p>
      <text:p text:style-name="Normal">Then I used terminal to initialize a git repository in my workspace folde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DengXian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DengXian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DengXian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DengXian Light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ARRY ROSS</meta:initial-creator>
    <dc:creator>HARRY ROSS</dc:creator>
    <meta:creation-date>2026-02-10T11:07:00Z</meta:creation-date>
    <dc:date>2026-02-10T11:10:00Z</dc:date>
    <meta:template xlink:href="Normal" xlink:type="simple"/>
    <meta:editing-cycles>3</meta:editing-cycles>
    <meta:editing-duration>PT60S</meta:editing-duration>
    <meta:document-statistic meta:page-count="1" meta:paragraph-count="1" meta:word-count="27" meta:character-count="186" meta:row-count="1" meta:non-whitespace-character-count="160"/>
  </office:meta>
</office:document-meta>
</file>